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C000000C612F75495AD89ED9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ngLiU" svg:font-family="MingLiU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ingLiU1" svg:font-family="MingLiU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83cm" fo:margin-left="0cm" fo:margin-top="0cm" fo:margin-bottom="0cm" table:align="left" style:writing-mode="lr-tb"/>
    </style:style>
    <style:style style:name="Table1.A" style:family="table-column">
      <style:table-column-properties style:column-width="9.096cm"/>
    </style:style>
    <style:style style:name="Table1.B" style:family="table-column">
      <style:table-column-properties style:column-width="6.88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cm" fo:margin-left="0cm" fo:margin-top="0cm" fo:margin-bottom="0cm" table:align="left" style:writing-mode="lr-tb"/>
    </style:style>
    <style:style style:name="Table4.A" style:family="table-column">
      <style:table-column-properties style:column-width="2.704cm"/>
    </style:style>
    <style:style style:name="Table4.B" style:family="table-column">
      <style:table-column-properties style:column-width="3.198cm"/>
    </style:style>
    <style:style style:name="Table4.C" style:family="table-column">
      <style:table-column-properties style:column-width="10.09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6cm" fo:margin-left="0cm" fo:margin-top="0cm" fo:margin-bottom="0cm" table:align="left" style:writing-mode="lr-tb"/>
    </style:style>
    <style:style style:name="Table5.A" style:family="table-column">
      <style:table-column-properties style:column-width="1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6" style:family="table">
      <style:table-properties style:width="16cm" fo:margin-left="0cm" fo:margin-top="0cm" fo:margin-bottom="0cm" table:align="left" style:writing-mode="lr-tb"/>
    </style:style>
    <style:style style:name="Table6.A" style:family="table-column">
      <style:table-column-properties style:column-width="8.006cm"/>
    </style:style>
    <style:style style:name="Table6.B" style:family="table-column">
      <style:table-column-properties style:column-width="7.994cm"/>
    </style:style>
    <style:style style:name="Table6.1" style:family="table-row">
      <style:table-row-properties style:min-row-height="2.018cm" fo:keep-together="auto"/>
    </style:style>
    <style:style style:name="Table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fo:keep-together="auto"/>
    </style:style>
    <style:style style:name="Table6.B2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983cm" fo:margin-left="0cm" fo:margin-top="0cm" fo:margin-bottom="0cm" table:align="left" style:writing-mode="lr-tb"/>
    </style:style>
    <style:style style:name="Table2.A" style:family="table-column">
      <style:table-column-properties style:column-width="9.096cm"/>
    </style:style>
    <style:style style:name="Table2.B" style:family="table-column">
      <style:table-column-properties style:column-width="6.88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ext_20_body">
      <style:text-properties fo:font-weight="bold" officeooo:paragraph-rsid="001a58be" style:font-weight-asian="bold" style:font-weight-complex="bold"/>
    </style:style>
    <style:style style:name="P2" style:family="paragraph" style:parent-style-name="Text_20_body">
      <style:text-properties officeooo:paragraph-rsid="001e8e7c"/>
    </style:style>
    <style:style style:name="P3" style:family="paragraph" style:parent-style-name="Text_20_body">
      <style:paragraph-properties>
        <style:tab-stops>
          <style:tab-stop style:position="4.5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6ad4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875f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fo:language="de" fo:country="CH" style:font-size-asian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2pt" fo:language="de" fo:country="CH" fo:font-weight="bold" style:font-size-asian="12pt" style:font-weight-asian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2pt" fo:language="de" fo:country="CH" fo:font-weight="normal" style:font-size-asian="12pt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de" fo:country="CH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style:font-size-asian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weight="bold" officeooo:rsid="00095128" officeooo:paragraph-rsid="00095128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1e57e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MingLiU" fo:font-size="12pt" fo:language="de" fo:country="CH" officeooo:paragraph-rsid="001875ff" style:font-name-asian="MingLiU1" style:font-size-asian="12pt" style:font-name-complex="MingLiU1"/>
    </style:style>
    <style:style style:name="P17" style:family="paragraph" style:parent-style-name="Standard">
      <style:paragraph-properties fo:margin-top="0cm" fo:margin-bottom="0cm" loext:contextual-spacing="false" fo:line-height="100%" fo:break-before="page"/>
    </style:style>
    <style:style style:name="P18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style:font-weight-asian="bold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073de5" officeooo:paragraph-rsid="00073de5" style:font-weight-asian="bold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</style:style>
    <style:style style:name="P2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officeooo:paragraph-rsid="001a58be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4pt" style:font-size-asian="14pt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size="14pt" style:font-size-asian="14pt"/>
    </style:style>
    <style:style style:name="P2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73de5" officeooo:paragraph-rsid="00073de5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f1ee0" officeooo:paragraph-rsid="000f1ee0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normal" officeooo:rsid="00073de5" officeooo:paragraph-rsid="00073de5" style:font-weight-asian="normal" style:font-weight-complex="normal"/>
    </style:style>
    <style:style style:name="P29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</style:style>
    <style:style style:name="P30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officeooo:rsid="00073de5" officeooo:paragraph-rsid="00073de5"/>
    </style:style>
    <style:style style:name="P31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weight="bold" officeooo:rsid="00073de5" officeooo:paragraph-rsid="00073de5" style:font-weight-asian="bold" style:font-weight-complex="bold"/>
    </style:style>
    <style:style style:name="P32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weight="bold" officeooo:rsid="0007d1ac" officeooo:paragraph-rsid="0007d1ac" style:font-weight-asian="bold" style:font-weight-complex="bold"/>
    </style:style>
    <style:style style:name="P33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style="italic" style:font-style-asian="italic" style:font-style-complex="italic"/>
    </style:style>
    <style:style style:name="P34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style="italic" officeooo:rsid="000c00c4" officeooo:paragraph-rsid="000d41b5" style:font-style-asian="italic" style:font-style-complex="italic"/>
    </style:style>
    <style:style style:name="P35" style:family="paragraph" style:parent-style-name="List_20_Paragraph">
      <style:paragraph-properties fo:margin-left="0cm" fo:margin-right="0cm" fo:margin-top="0.201cm" fo:margin-bottom="0.201cm" loext:contextual-spacing="true" fo:line-height="150%" fo:text-indent="0cm" style:auto-text-indent="fals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8e7c" officeooo:paragraph-rsid="001e8e7c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01e8e7c" officeooo:paragraph-rsid="001e8e7c" style:font-weight-asian="bold" style:font-weight-complex="bold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01e8e7c" officeooo:paragraph-rsid="001e8e7c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01e7495" style:font-weight-asian="bold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8e7c" officeooo:paragraph-rsid="001e8e7c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bold" officeooo:paragraph-rsid="002f9bf5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bold" officeooo:paragraph-rsid="00176ad4" fo:background-color="#ffff00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2f9bf5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176ad4" fo:background-color="#ffff00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2aa439" fo:background-color="#ffff00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break-before="page"/>
      <style:text-properties officeooo:paragraph-rsid="002f9bf5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size="14pt" fo:font-weight="bold" officeooo:rsid="002f9bf5" officeooo:paragraph-rsid="002f9bf5" style:font-size-asian="14pt" style:font-weight-asian="bold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officeooo:paragraph-rsid="002f9bf5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rsid="0005fa5a" officeooo:paragraph-rsid="002f9bf5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rsid="0005fa5a" officeooo:paragraph-rsid="00176ad4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2pt" fo:language="de" fo:country="CH" officeooo:rsid="003352e8" officeooo:paragraph-rsid="003352e8" style:font-size-asian="12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2pt" fo:language="de" fo:country="CH" officeooo:rsid="00073de5" officeooo:paragraph-rsid="00073de5" fo:background-color="#ffff00" style:font-size-asian="12pt"/>
    </style:style>
    <style:style style:name="P55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officeooo:paragraph-rsid="002f9bf5"/>
    </style:style>
    <style:style style:name="P56" style:family="paragraph" style:parent-style-name="List_20_Paragraph" style:list-style-name="L1">
      <style:paragraph-properties fo:margin-top="0.071cm" fo:margin-bottom="0.071cm" loext:contextual-spacing="true" fo:line-height="100%"/>
      <style:text-properties officeooo:rsid="000c00c4" officeooo:paragraph-rsid="000d41b5"/>
    </style:style>
    <style:style style:name="P57" style:family="paragraph" style:parent-style-name="List_20_Paragraph" style:list-style-name="L3">
      <style:paragraph-properties fo:margin-top="0.071cm" fo:margin-bottom="0.071cm" loext:contextual-spacing="true" fo:line-height="100%"/>
      <style:text-properties officeooo:rsid="000c00c4" officeooo:paragraph-rsid="000d41b5"/>
    </style:style>
    <style:style style:name="P58" style:family="paragraph" style:parent-style-name="List_20_Paragraph" style:list-style-name="L2">
      <style:paragraph-properties fo:margin-top="0.071cm" fo:margin-bottom="0.071cm" loext:contextual-spacing="true" fo:line-height="100%"/>
    </style:style>
    <style:style style:name="P59" style:family="paragraph" style:parent-style-name="List_20_Paragraph" style:list-style-name="L4">
      <style:paragraph-properties fo:margin-top="0cm" fo:margin-bottom="0cm" loext:contextual-spacing="true" fo:line-height="100%"/>
    </style:style>
    <style:style style:name="P60" style:family="paragraph" style:parent-style-name="List_20_Paragraph" style:list-style-name="L4">
      <style:paragraph-properties fo:margin-top="0cm" fo:margin-bottom="0cm" loext:contextual-spacing="true" fo:line-height="100%"/>
      <style:text-properties officeooo:paragraph-rsid="000f1ee0"/>
    </style:style>
    <style:style style:name="P6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095128" officeooo:paragraph-rsid="00095128" fo:background-color="transparent" style:font-weight-asian="bold"/>
    </style:style>
    <style:style style:name="P6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0d41b5" officeooo:paragraph-rsid="000d41b5" fo:background-color="transparent" style:font-weight-asian="bold"/>
    </style:style>
    <style:style style:name="P6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c00c4" fo:background-color="transparent"/>
    </style:style>
    <style:style style:name="P64" style:family="paragraph" style:parent-style-name="Heading_20_1">
      <style:text-properties fo:font-weight="bold" officeooo:rsid="00176ad4" style:font-weight-asian="bold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4de" style:font-weight-asian="bold" style:font-weight-complex="bold"/>
    </style:style>
    <style:style style:name="T4" style:family="text">
      <style:text-properties fo:font-weight="bold" officeooo:rsid="001fec48" style:font-weight-asian="bold" style:font-weight-complex="bold"/>
    </style:style>
    <style:style style:name="T5" style:family="text">
      <style:text-properties fo:font-size="12pt" fo:language="de" fo:country="CH" style:font-size-asian="12pt"/>
    </style:style>
    <style:style style:name="T6" style:family="text">
      <style:text-properties fo:font-size="12pt" fo:language="de" fo:country="CH" officeooo:rsid="0005fa5a" style:font-size-asian="12pt"/>
    </style:style>
    <style:style style:name="T7" style:family="text">
      <style:text-properties fo:font-size="12pt" fo:language="de" fo:country="CH" officeooo:rsid="00321429" style:font-size-asian="12pt"/>
    </style:style>
    <style:style style:name="T8" style:family="text">
      <style:text-properties fo:font-size="12pt" fo:language="de" fo:country="CH" officeooo:rsid="00321429" fo:background-color="#ffff00" loext:char-shading-value="0" style:font-size-asian="12pt"/>
    </style:style>
    <style:style style:name="T9" style:family="text">
      <style:text-properties fo:font-size="12pt" fo:language="de" fo:country="CH" officeooo:rsid="00321429" fo:background-color="#ffff00" loext:char-shading-value="0" style:font-size-asian="12pt"/>
    </style:style>
    <style:style style:name="T10" style:family="text">
      <style:text-properties fo:font-size="12pt" fo:language="de" fo:country="CH" officeooo:rsid="0005fa5a" fo:background-color="#ffff00" loext:char-shading-value="0" style:font-size-asian="12pt"/>
    </style:style>
    <style:style style:name="T11" style:family="text">
      <style:text-properties fo:font-size="12pt" fo:language="de" fo:country="CH" officeooo:rsid="0005fa5a" fo:background-color="#ffff00" loext:char-shading-value="0" style:font-size-asian="12pt"/>
    </style:style>
    <style:style style:name="T12" style:family="text">
      <style:text-properties style:font-name="MingLiU" fo:font-size="12pt" fo:language="de" fo:country="CH" style:font-name-asian="MingLiU1" style:font-size-asian="12pt" style:font-name-complex="MingLiU1"/>
    </style:style>
    <style:style style:name="T13" style:family="text">
      <style:text-properties style:font-name="MingLiU" fo:font-size="12pt" fo:language="de" fo:country="CH" officeooo:rsid="003352e8" style:font-name-asian="MingLiU1" style:font-size-asian="12pt" style:font-name-complex="MingLiU1"/>
    </style:style>
    <style:style style:name="T14" style:family="text">
      <style:text-properties style:font-name="MingLiU" fo:font-size="12pt" fo:language="de" fo:country="CH" officeooo:rsid="003352e8" fo:background-color="#ffff00" loext:char-shading-value="0" style:font-name-asian="MingLiU1" style:font-size-asian="12pt" style:font-name-complex="MingLiU1"/>
    </style:style>
    <style:style style:name="T15" style:family="text">
      <style:text-properties style:font-name="MingLiU" fo:font-size="12pt" fo:language="de" fo:country="CH" officeooo:rsid="003352e8" fo:background-color="#ffff00" loext:char-shading-value="0" style:font-name-asian="MingLiU1" style:font-size-asian="12pt" style:font-name-complex="MingLiU1"/>
    </style:style>
    <style:style style:name="T16" style:family="text">
      <style:text-properties officeooo:rsid="00073de5"/>
    </style:style>
    <style:style style:name="T17" style:family="text">
      <style:text-properties officeooo:rsid="000a0470"/>
    </style:style>
    <style:style style:name="T18" style:family="text">
      <style:text-properties officeooo:rsid="000c00c4"/>
    </style:style>
    <style:style style:name="T19" style:family="text">
      <style:text-properties officeooo:rsid="0011e57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fo:background-color="#ffff00" loext:char-shading-value="0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weight="normal" fo:background-color="transparent" loext:char-shading-value="0" style:font-weight-asian="normal" style:font-weight-complex="normal"/>
    </style:style>
    <style:style style:name="T24" style:family="text">
      <style:text-properties officeooo:rsid="001e8e7c"/>
    </style:style>
    <style:style style:name="T25" style:family="text">
      <style:text-properties officeooo:rsid="002282e1"/>
    </style:style>
    <style:style style:name="T26" style:family="text">
      <style:text-properties officeooo:rsid="0023a447"/>
    </style:style>
    <style:style style:name="T27" style:family="text">
      <style:text-properties officeooo:rsid="002594de"/>
    </style:style>
    <style:style style:name="T28" style:family="text">
      <style:text-properties officeooo:rsid="00283570"/>
    </style:style>
    <style:style style:name="T29" style:family="text">
      <style:text-properties officeooo:rsid="002e6305"/>
    </style:style>
    <style:style style:name="T30" style:family="text">
      <style:text-properties fo:font-size="14pt" fo:font-weight="bold" officeooo:rsid="001e8e7c" style:font-size-asian="14pt" style:font-weight-asian="bold"/>
    </style:style>
    <style:style style:name="T31" style:family="text">
      <style:text-properties officeooo:rsid="00321429"/>
    </style:style>
    <style:style style:name="T32" style:family="text">
      <style:text-properties officeooo:rsid="00321429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321429" fo:background-color="#ffff00" loext:char-shading-value="0"/>
    </style:style>
    <style:style style:name="T35" style:family="text">
      <style:text-properties officeooo:rsid="00321429" fo:background-color="#ffff00" loext:char-shading-value="0"/>
    </style:style>
    <style:style style:name="T36" style:family="text">
      <style:text-properties officeooo:rsid="000c00c4" fo:background-color="#ffff00" loext:char-shading-value="0"/>
    </style:style>
    <style:style style:name="T37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rmenname TODO" text:name="partner"/>
        <text:user-field-decl office:value-type="float" office:value="43739" text:name="vertrag_start"/>
        <text:user-field-decl office:value-type="string" office:string-value="2000.-" text:name="betrag"/>
        <text:user-field-decl office:value-type="float" office:value="44104" text:name="vertrag_end"/>
        <text:user-field-decl office:value-type="string" office:string-value="Kontaktvor Kontaktnachname TODO" text:name="partner_contact_name"/>
        <text:user-field-decl office:value-type="string" office:string-value="Strasse X TODO" text:name="partner_contact_street"/>
        <text:user-field-decl office:value-type="string" office:string-value="1234 Ortschaft TODO" text:name="partner_contact_place"/>
      </text:user-field-decls>
      <text:p text:style-name="P39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<text:user-field-get text:name="partner">Firmenname TODO</text:user-field-get></text:p>
            <text:p text:style-name="P46"><text:span text:style-name="T29">z.H. </text:span><text:user-field-get text:name="partner_contact_name">Kontaktvor Kontaktnachname TODO</text:user-field-get></text:p>
            <text:p text:style-name="P47"><text:user-field-get text:name="partner_contact_street">Strasse X TODO</text:user-field-get></text:p>
            <text:p text:style-name="P47"><text:user-field-get text:name="partner_contact_place">1234 Ortschaft TODO</text:user-field-get></text:p>
          </table:table-cell>
          <table:table-cell table:style-name="Table1.A1" office:value-type="string">
            <text:p text:style-name="P52">Verein open\HSR</text:p>
            <text:p text:style-name="P5">HSR Hochschule für Technik Rapperswil</text:p>
            <text:p text:style-name="P5">Oberseestrasse 10<text:line-break/>8640 Rapperswil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1">Rapperswil, </text:span><text:span text:style-name="T1"><text:time style:data-style-name="N10121" text:time-value="2019-09-16T19:11:20.694795772">16.09.2019</text:time></text:span></text:p>
      <text:p text:style-name="P11">Sponsoringvertrag</text:p>
      <text:p text:style-name="P13"/>
      <text:p text:style-name="P54">Liebe<text:span text:style-name="T31">(r)</text:span> <text:span text:style-name="T31">Kontaktvor TODO</text:span></text:p>
      <text:p text:style-name="P7"/>
      <text:p text:style-name="P7">Wir freuen uns sehr, <text:span text:style-name="T16">euch im neuen Vereinsjahr als Sponsor begrüssen zu dürfen.</text:span></text:p>
      <text:p text:style-name="P7"/>
      <text:p text:style-name="P7">Im Anhang findest <text:span text:style-name="T37">du</text:span> unseren Sponsoringvertrag gemäss den Abmachungen per E-Mail. Wir wären froh, wenn <text:span text:style-name="T37">du</text:span> ein Exemplar unterschrieben wieder an uns retournieren könntest. Herzlichen Dank!</text:p>
      <text:p text:style-name="P7"/>
      <text:p text:style-name="P7">Wir freuen uns auf eine gute Zusammenarbeit!</text:p>
      <text:p text:style-name="P6"><text:span text:style-name="T5"><text:line-break/>Beste Grüsse</text:span><text:span text:style-name="T12"><text:line-break/></text:span><text:span text:style-name="T5">open\HSR Vorstand</text:span></text:p>
      <text:p text:style-name="P16"/>
      <text:p text:style-name="P16"/>
      <text:p text:style-name="P16"/>
      <text:p text:style-name="P6"><text:span text:style-name="T15">x (Hier Unterschreiben)</text:span><text:span text:style-name="T12"><text:line-break/></text:span><text:span text:style-name="T5">i.v. </text:span><text:span text:style-name="T11">Fabian Hauser (Präsident) </text:span><text:span text:style-name="T9">TODO</text:span></text:p>
      <text:p text:style-name="P7"/>
      <text:p text:style-name="P7"/>
      <text:p text:style-name="P53"/>
      <text:p text:style-name="P7"/>
      <text:p text:style-name="P7"/>
      <text:p text:style-name="P7"/>
      <text:p text:style-name="P7"/>
      <text:p text:style-name="P7"/>
      <text:p text:style-name="P7">Kontoverbindung, St.Galler Kantonalbank AG</text:p>
      <text:p text:style-name="P8">open\HSR</text:p>
      <text:p text:style-name="P7">Vereinskonto CHF 6211.9857.2000</text:p>
      <text:p text:style-name="P9">IBAN CH13 0078 1621 1985 7200 0</text:p>
      <text:p text:style-name="P10"/>
      <text:p text:style-name="P17"/>
      <text:h text:style-name="P64" text:outline-level="1">Sponsoringvertrag</text:h>
      <text:p text:style-name="P14"/>
      <text:p text:style-name="P15">Zwischen Verein open\HSR <text:span text:style-name="T19">und </text:span><text:span text:style-name="T19"><text:user-field-get text:name="partner">Firmenname TODO</text:user-field-get></text:span><text:span text:style-name="T19">.</text:span></text:p>
      <text:p text:style-name="P12">Optione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Kategorie</text:p>
          </table:table-cell>
          <table:table-cell table:style-name="Table4.A1" office:value-type="string">
            <text:p text:style-name="P31">Kosten CHF/Jahr</text:p>
          </table:table-cell>
          <table:table-cell table:style-name="Table4.A1" office:value-type="string">
            <text:p text:style-name="P32">Leistungen open\HSR</text:p>
          </table:table-cell>
        </table:table-row>
        <table:table-row table:style-name="Table4.1">
          <table:table-cell table:style-name="Table4.A1" office:value-type="string">
            <text:p text:style-name="P26">Supporter</text:p>
          </table:table-cell>
          <table:table-cell table:style-name="Table4.A1" office:value-type="string">
            <text:p text:style-name="P29">600.-</text:p>
          </table:table-cell>
          <table:table-cell table:style-name="Table4.A1" office:value-type="string">
            <text:list xml:id="list594007441" text:style-name="L1">
              <text:list-item>
                <text:p text:style-name="P56">1 Logo auf der open\HSR-Website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6">Sponsor</text:p>
          </table:table-cell>
          <table:table-cell table:style-name="Table4.A1" office:value-type="string">
            <text:p text:style-name="P30">1300.-</text:p>
          </table:table-cell>
          <table:table-cell table:style-name="Table4.A1" office:value-type="string">
            <text:p text:style-name="P33">Zusätzlich:</text:p>
            <text:list xml:id="list4230095489" text:style-name="L2">
              <text:list-item>
                <text:p text:style-name="P58">1 Logo auf der Startseite des HSR Studentenportal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8">Hauptsponsor</text:p>
          </table:table-cell>
          <table:table-cell table:style-name="Table4.A1" office:value-type="string">
            <text:p text:style-name="P29">200<text:span text:style-name="T16">0</text:span>.-</text:p>
          </table:table-cell>
          <table:table-cell table:style-name="Table4.A1" office:value-type="string">
            <text:p text:style-name="P34">Zusätzlich:</text:p>
            <text:list xml:id="list550100670" text:style-name="L3">
              <text:list-item>
                <text:p text:style-name="P57">Aufhängen von 1 Logo an open\HSR-Events (A4-Format)</text:p>
              </text:list-item>
              <text:list-item>
                <text:p text:style-name="P57">1 Logo auf open\HSR-Flyer (ca. Briefmarkengross)<text:line-break/>Der open\HSR Flyer wird an sämtliche neu eintretenden HSR-Studierende verteilt.</text:p>
              </text:list-item>
            </text:list>
          </table:table-cell>
        </table:table-row>
      </table:table>
      <text:p text:style-name="P27">Weitere Informationen zu den Sponsoringleistungen können der open\HSR Webseite unter <text:a xlink:type="simple" xlink:href="https://www.openhsr.ch/sponsoring/" text:style-name="Internet_20_link" text:visited-style-name="Visited_20_Internet_20_Link">https://www.openhsr.ch/sponsoring/</text:a> entnommen werden.</text:p>
      <text:p text:style-name="P19"/>
      <text:p text:style-name="P24">Vereinbarte Leistung:</text:p>
      <text:p text:style-name="P61">Sponsoring der Kategorie <text:span text:style-name="T33">Hauptsponsor</text:span>.</text:p>
      <text:p text:style-name="P62">Damit besteht eine Sponsoring-Verpflichtung von <text:span text:style-name="T24">CHF</text:span> <text:span text:style-name="T33"><text:user-field-get text:name="betrag">2000.-</text:user-field-get></text:span>.</text:p>
      <text:p text:style-name="P20"/>
      <text:p text:style-name="P24">Konditionen:</text:p>
      <text:list xml:id="list3300198801" text:style-name="L4">
        <text:list-item>
          <text:p text:style-name="P59">Der Vereinbarte Betrag ist vor Inkrafttreten der Vertragslaufzeit an den open\HSR zu entrichten.</text:p>
        </text:list-item>
        <text:list-item>
          <text:p text:style-name="P60">Der Vertrag bezieht sich nur auf die hier festgelegten Verpflichtungen und Kosten. Weitere Verpflichtungen und Kosten sind ausgeschlossen.</text:p>
        </text:list-item>
        <text:list-item>
          <text:p text:style-name="P60">Nach Ablauf der Laufzeit wird der Vertrag automatisch nichtig. Bei Wunsch auf eine Verlängerung wird ein neuer Vertrag ausgestellt. </text:p>
        </text:list-item>
        <text:list-item>
          <text:p text:style-name="P59">Bei vorzeitigem Abbruch des Vertrags, werden keine Kosten zurückerstattet und die Pflichten des open\HSR bleiben für die gesamte Laufzeit bestehen.</text:p>
        </text:list-item>
      </text:list>
      <text:p text:style-name="P19"/>
      <text:p text:style-name="P25">Laufzeit des Vertrag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3"><text:span text:style-name="T33"><text:user-field-get style:data-style-name="N37" text:name="vertrag_start">01.10.19</text:user-field-get></text:span>– <text:span text:style-name="T36"><text:user-field-get style:data-style-name="N37" text:name="vertrag_end">30.09.20</text:user-field-get></text:span></text:p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Ort, Datum</text:p>
          </table:table-cell>
          <table:table-cell table:style-name="Table6.A1" office:value-type="string">
            <text:p text:style-name="P23">Ort, Datum</text:p>
          </table:table-cell>
        </table:table-row>
        <table:table-row table:style-name="Table6.2">
          <table:table-cell table:style-name="Table6.A1" office:value-type="string">
            <text:p text:style-name="P23"><text:span text:style-name="T16">Präsident</text:span> open\HSR</text:p>
            <text:p text:style-name="P23"/>
            <text:p text:style-name="P22"/>
          </table:table-cell>
          <table:table-cell table:style-name="Table6.B2" office:value-type="string">
            <text:p text:style-name="P35"><text:user-field-get text:name="partner">Firmenname TODO</text:user-field-get></text:p>
          </table:table-cell>
        </table:table-row>
      </table:table>
      <text:p text:style-name="P36"/>
      <text:p text:style-name="P48"/>
      <text:p text:style-name="P50"/>
      <text:p text:style-name="P50"/>
      <text:p text:style-name="P50"/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3"><text:user-field-get text:name="partner">Firmenname TODO</text:user-field-get></text:p>
            <text:p text:style-name="P45"><text:span text:style-name="T29">z.H. </text:span><text:user-field-get text:name="partner_contact_name">Kontaktvor Kontaktnachname TODO</text:user-field-get></text:p>
            <text:p text:style-name="P45"><text:user-field-get text:name="partner_contact_street">Strasse X TODO</text:user-field-get></text:p>
            <text:p text:style-name="P45"><text:user-field-get text:name="partner_contact_place">1234 Ortschaft TODO</text:user-field-get></text:p>
          </table:table-cell>
          <table:table-cell table:style-name="Table2.A1" office:value-type="string">
            <text:p text:style-name="P51">Verein open\HSR</text:p>
            <text:p text:style-name="P50">HSR Hochschule für Technik Rapperswil</text:p>
            <text:p text:style-name="P50">Oberseestrasse 10<text:line-break/>8640 Rapperswil 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5"><text:span text:style-name="T1">Rapperswil, </text:span><text:span text:style-name="T1"><text:time style:data-style-name="N10121" text:time-value="2019-09-16T19:11:20.710335192">16.09.2019</text:time></text:span></text:p>
      <text:p text:style-name="P49"><text:span text:style-name="T24">R</text:span>echnung Sponsoring open\HSR</text:p>
      <text:p text:style-name="P37"><text:span text:style-name="T20"/></text:p>
      <text:p text:style-name="P40"/>
      <text:p text:style-name="P37">Gemäss der Sponsoringvereinbarung zwischen <text:span text:style-name="T26">dem</text:span> <text:span text:style-name="T25">Verein</text:span> open\HSR und <text:user-field-get text:name="partner">Firmenname TODO</text:user-field-get><text:s/>v<text:span text:style-name="T20">om </text:span><text:span text:style-name="T20"><text:time style:data-style-name="N10121" text:time-value="2019-09-16T19:11:20.712951603">16.09.2019</text:time></text:span><text:span text:style-name="T20"><text:s/>e</text:span>rlauben wir uns, den unten genannten Betrag in Rechnung zu stellen.</text:p>
      <text:p text:style-name="P41"/>
      <text:p text:style-name="P41"/>
      <text:p text:style-name="P41"/>
      <text:p text:style-name="P3"><text:span text:style-name="T2">Zahlbar bis:</text:span><text:tab/><text:user-field-get style:data-style-name="N37" text:name="vertrag_start">01.10.19</text:user-field-get> <text:span text:style-name="T28">(Laufzeitbeginn Sponsoring)</text:span></text:p>
      <text:p text:style-name="P3"><text:span text:style-name="T3">Betrag (CHF):</text:span><text:span text:style-name="T27"><text:tab/></text:span><text:span text:style-name="T23"><text:user-field-get text:name="betrag">2000.-</text:user-field-get></text:span></text:p>
      <text:p text:style-name="P3"><text:span text:style-name="T2">Zahlungsreferenz:</text:span><text:tab/>Sponsoring <text:user-field-get style:data-style-name="N30" text:name="vertrag_start">01.10.19</text:user-field-get><text:s/>- <text:user-field-get style:data-style-name="N37" text:name="vertrag_end">30.09.20</text:user-field-get></text:p>
      <text:p text:style-name="P3"><text:span text:style-name="T4">Empfänger</text:span><text:span text:style-name="T2">:</text:span><text:tab/><text:span text:style-name="T20">IBAN: CH13 0078 1621 1985 7200 0</text:span><text:line-break/><text:line-break/><text:tab/><text:span text:style-name="T24">Verein open\HSR<text:line-break/><text:tab/>HSR Hochschule für Technik Rapperswil<text:line-break/><text:tab/></text:span>Oberseestrasse 10<text:line-break/><text:tab/>8640 Rapperswil<text:line-break/><text:line-break/><text:tab/>BIC: KBSGCH22<text:line-break/><text:tab/>St. Galler Kantonalbank<text:line-break/><text:tab/>St. Leonhardstrasse 25<text:line-break/><text:tab/>9001 St. Gallen</text:p>
      <text:p text:style-name="P3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ngLiU" svg:font-family="MingLiU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ingLiU1" svg:font-family="MingLiU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padding="0.049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>
          <style:tab-stop style:position="16cm" style:type="right"/>
        </style:tab-stops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text-properties fo:font-weight="bold" officeooo:paragraph-rsid="001a58be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Firmenname TODO" text:name="partner"/>
        </text:user-field-decls>
        <text:p text:style-name="MP1"><draw:frame draw:style-name="Mfr1" draw:name="Image1" text:anchor-type="char" svg:x="13.963cm" svg:y="-0.039cm" svg:width="1.969cm" svg:height="1.912cm" draw:z-index="1"><draw:image xlink:href="Pictures/10000201000000CC000000C612F75495AD89ED9A.png" xlink:type="simple" xlink:show="embed" xlink:actuate="onLoad" loext:mime-type="image/png"/></draw:frame>Sponsoringvertrag open\HSR - <text:user-field-get text:name="partner">Firmenname TODO</text:user-field-get></text:p>
      </style:header>
      <loext:header-first>
        <text:p text:style-name="Header"><draw:frame draw:style-name="Mfr1" draw:name="Image2" text:anchor-type="char" svg:x="13.936cm" svg:y="-0.037cm" svg:width="1.969cm" svg:height="1.912cm" draw:z-index="2"><draw:image xlink:href="Pictures/10000201000000CC000000C612F75495AD89ED9A.png" xlink:type="simple" xlink:show="embed" xlink:actuate="onLoad" loext:mime-type="image/png"/></draw:frame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58:00</meta:creation-date>
    <meta:initial-creator>muster-vorlage.ch</meta:initial-creator>
    <dc:language>de-CH</dc:language>
    <meta:print-date>2019-09-11T17:41:30.201578463</meta:print-date>
    <dc:date>2019-09-16T19:11:20.652811890</dc:date>
    <meta:editing-cycles>52</meta:editing-cycles>
    <dc:title>Vorlage Brief Schweiz</dc:title>
    <meta:editing-duration>P1DT6H57M55S</meta:editing-duration>
    <meta:generator>LibreOffice/6.2.7.1$Linux_X86_64 LibreOffice_project/20$Build-1</meta:generator>
    <meta:document-statistic meta:table-count="5" meta:image-count="2" meta:object-count="0" meta:page-count="3" meta:paragraph-count="67" meta:word-count="382" meta:character-count="2858" meta:non-whitespace-character-count="25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1233579991</meta:user-defined>
    <meta:template xlink:type="simple" xlink:actuate="onRequest" xlink:title="Macintosh HD:private:var:folders:v4:zx10jj593m3bss17bmz18lwr0000gn:T:TC021233579991" xlink:href=""/>
  </office:meta>
</office:document-meta>
</file>